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6.485cm"/>
      <style:paragraph-properties style:writing-mode="lr-tb"/>
    </style:style>
    <style:style style:name="P1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4.079cm" svg:y="9.1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162cm" svg:y="10.4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462cm" svg:y="10.4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862cm" svg:y="10.4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362cm" svg:y="10.4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6.985cm" svg:height="2.222cm" svg:x="15.095cm" svg:y="9.245cm">
          <text:p text:style-name="P1">(index &gt;&gt; node-&gt;shift) &amp; XA_CHUNK_MASK = 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8T09:18:48.107419115</dc:date>
    <meta:editing-duration>PT48M</meta:editing-duration>
    <meta:editing-cycles>13</meta:editing-cycles>
    <meta:generator>LibreOffice/7.3.7.2$Linux_X86_64 LibreOffice_project/30$Build-2</meta:generator>
    <meta:document-statistic meta:object-count="7"/>
  </office:meta>
</office:document-meta>
</file>